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91cm"/>
    </style:style>
    <style:style style:name="co2" style:family="table-column">
      <style:table-column-properties fo:break-before="auto" style:column-width="0.882cm"/>
    </style:style>
    <style:style style:name="co3" style:family="table-column">
      <style:table-column-properties fo:break-before="auto" style:column-width="1.649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rror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727595761418343" calcext:value-type="float">
            <text:p>7.27595761418343E-1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218278728425503" calcext:value-type="float">
            <text:p>2.18278728425503E-11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727595761418343" calcext:value-type="float">
            <text:p>7.27595761418343E-1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727595761418343" calcext:value-type="float">
            <text:p>7.27595761418343E-12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7.91467585914418E-018" calcext:value-type="float">
            <text:p>7.91467585914418E-18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625052525935859" calcext:value-type="float">
            <text:p>6.25052525935859E-1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682121026329696" calcext:value-type="float">
            <text:p>6.82121026329696E-1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028421709430404" calcext:value-type="float">
            <text:p>2.8421709430404E-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028421709430404" calcext:value-type="float">
            <text:p>2.8421709430404E-1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311388248519506" calcext:value-type="float">
            <text:p>3.11388248519506E-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676664058119059" calcext:value-type="float">
            <text:p>6.76664058119059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349245965480804" calcext:value-type="float">
            <text:p>3.49245965480804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436557456851006" calcext:value-type="float">
            <text:p>4.36557456851006E-11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94428831975516" calcext:value-type="float">
            <text:p>9.94428831975516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93087483269317" calcext:value-type="float">
            <text:p>9.93087483269317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762984802907666" calcext:value-type="float">
            <text:p>7.62984802907666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8450691183579" calcext:value-type="float">
            <text:p>9.8450691183579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69285649974691" calcext:value-type="float">
            <text:p>9.69285649974691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53025647535233" calcext:value-type="float">
            <text:p>9.53025647535233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82162635311721" calcext:value-type="float">
            <text:p>9.82162635311721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875280708679776" calcext:value-type="float">
            <text:p>8.75280708679776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78855486234848" calcext:value-type="float">
            <text:p>9.78855486234848E-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80933224309279" calcext:value-type="float">
            <text:p>9.80933224309279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566331511581782" calcext:value-type="float">
            <text:p>5.66331511581782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564932904752787" calcext:value-type="float">
            <text:p>5.64932904752787E-1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732911652013173" calcext:value-type="float">
            <text:p>7.32911652013173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727017846514692" calcext:value-type="float">
            <text:p>7.27017846514692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884632619363837" calcext:value-type="float">
            <text:p>8.84632619363837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4216340629322" calcext:value-type="float">
            <text:p>9.4216340629322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765186285945871" calcext:value-type="float">
            <text:p>7.65186285945871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42915404951055" calcext:value-type="float">
            <text:p>9.42915404951055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859929817692596" calcext:value-type="float">
            <text:p>8.59929817692596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829302877355192" calcext:value-type="float">
            <text:p>8.29302877355192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166420353238631" calcext:value-type="float">
            <text:p>1.66420353238631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92851174535625" calcext:value-type="float">
            <text:p>9.92851174535625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68025915959265" calcext:value-type="float">
            <text:p>9.68025915959265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90700676410888" calcext:value-type="float">
            <text:p>9.90700676410888E-10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879229983579335" calcext:value-type="float">
            <text:p>8.79229983579335E-1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197454539572245" calcext:value-type="float">
            <text:p>1.97454539572245E-1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155504762120981" calcext:value-type="float">
            <text:p>1.55504762120981E-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840049724629276" calcext:value-type="float">
            <text:p>8.40049724629276E-1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0941125294919589" calcext:value-type="float">
            <text:p>9.41125294919589E-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9.46288538567739E-015" calcext:value-type="float">
            <text:p>9.46288538567739E-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85815780584893E-015" calcext:value-type="float">
            <text:p>2.85815780584893E-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520201400958566" calcext:value-type="float">
            <text:p>5.20201400958566E-1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19299500749133" calcext:value-type="float">
            <text:p>1.9299500749133E-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198977070939445" calcext:value-type="float">
            <text:p>1.98977070939445E-1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4.57498776527899E-015" calcext:value-type="float">
            <text:p>4.57498776527899E-15</text:p>
          </table:table-cell>
        </table:table-row>
        <table:table-row table:style-name="ro1" table:visibility="filter">
          <table:table-cell table:number-columns-repeated="2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7.72419251073105E-017" calcext:value-type="float">
            <text:p>7.72419251073105E-17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90174753161282E-018" calcext:value-type="float">
            <text:p>1.90174753161282E-18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02503135010856E-019" calcext:value-type="float">
            <text:p>2.02503135010856E-1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39668666527397E-020" calcext:value-type="float">
            <text:p>1.39668666527397E-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8.35671473079037E-022" calcext:value-type="float">
            <text:p>8.35671473079037E-2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139592109369089" calcext:value-type="float">
            <text:p>1.39592109369089E-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12081227925366" calcext:value-type="float">
            <text:p>1.2081227925366E-12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97355238193709E-016" calcext:value-type="float">
            <text:p>1.97355238193709E-16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6.95673461603148E-020" calcext:value-type="float">
            <text:p>6.95673461603148E-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331374857544E-021" calcext:value-type="float">
            <text:p>2.331374857544E-21</text:p>
          </table:table-cell>
        </table:table-row>
        <table:table-row table:style-name="ro1" table:visibility="filter">
          <table:table-cell table:number-columns-repeated="2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6.99369287276266E-023" calcext:value-type="float">
            <text:p>6.99369287276266E-23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3.77887898530631E-024" calcext:value-type="float">
            <text:p>3.77887898530631E-24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30777257180422E-027" calcext:value-type="float">
            <text:p>2.30777257180422E-2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507609912609668" calcext:value-type="float">
            <text:p>5.07609912609668E-12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4.40526335335677E-017" calcext:value-type="float">
            <text:p>4.40526335335677E-17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73256744080547E-021" calcext:value-type="float">
            <text:p>2.73256744080547E-2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7.07130058957261E-025" calcext:value-type="float">
            <text:p>7.07130058957261E-2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5.42600512203069E-028" calcext:value-type="float">
            <text:p>5.42600512203069E-2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58052268249324E-029" calcext:value-type="float">
            <text:p>1.58052268249324E-29</text:p>
          </table:table-cell>
        </table:table-row>
        <table:table-row table:style-name="ro1" table:visibility="filter">
          <table:table-cell table:number-columns-repeated="2"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66497615906369E-032" calcext:value-type="float">
            <text:p>1.66497615906369E-3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4.42439659034685E-020" calcext:value-type="float">
            <text:p>4.42439659034685E-2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5.65457918898287E-026" calcext:value-type="float">
            <text:p>5.65457918898287E-26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68287834025304E-030" calcext:value-type="float">
            <text:p>1.68287834025304E-3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3.24398658002595E-033" calcext:value-type="float">
            <text:p>3.24398658002595E-3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8492569048078E-037" calcext:value-type="float">
            <text:p>1.8492569048078E-3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6.05545299842498E-016" calcext:value-type="float">
            <text:p>6.05545299842498E-1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9.46606953432873E-023" calcext:value-type="float">
            <text:p>9.46606953432873E-2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89047256816169E-027" calcext:value-type="float">
            <text:p>1.89047256816169E-2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3.41184822421615E-034" calcext:value-type="float">
            <text:p>3.41184822421615E-34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4.70450015411361E-040" calcext:value-type="float">
            <text:p>4.70450015411361E-4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3.22344714263733E-017" calcext:value-type="float">
            <text:p>3.22344714263733E-17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4.89426834507532E-024" calcext:value-type="float">
            <text:p>4.89426834507532E-2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8.26229846920084E-035" calcext:value-type="float">
            <text:p>8.26229846920084E-35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35054851967275E-039" calcext:value-type="float">
            <text:p>1.35054851967275E-39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56972637989975E-015" calcext:value-type="float">
            <text:p>1.56972637989975E-1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99678974449503E-030" calcext:value-type="float">
            <text:p>2.99678974449503E-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3.67726461297823E-037" calcext:value-type="float">
            <text:p>3.67726461297823E-37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7.10378634071224E-020" calcext:value-type="float">
            <text:p>7.10378634071224E-2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16521584157288E-031" calcext:value-type="float">
            <text:p>2.16521584157288E-3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64937927238844E-021" calcext:value-type="float">
            <text:p>2.64937927238844E-2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014210854715202" calcext:value-type="float">
            <text:p>1.4210854715202E-14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13437784218695" calcext:value-type="float">
            <text:p>1.3437784218695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113686837721616" calcext:value-type="float">
            <text:p>1.13686837721616E-13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181898940354586" calcext:value-type="float">
            <text:p>1.81898940354586E-12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909494701772928" calcext:value-type="float">
            <text:p>9.09494701772928E-1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181898940354586" calcext:value-type="float">
            <text:p>1.81898940354586E-1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145519152283669" calcext:value-type="float">
            <text:p>1.45519152283669E-11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145519152283669" calcext:value-type="float">
            <text:p>1.45519152283669E-1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269665179075673" calcext:value-type="float">
            <text:p>2.69665179075673E-1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645741238258779" calcext:value-type="float">
            <text:p>6.45741238258779E-1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341060513164848" calcext:value-type="float">
            <text:p>3.41060513164848E-13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4.44089209850063E-016" calcext:value-type="float">
            <text:p>4.44089209850063E-16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38777878078145E-017" calcext:value-type="float">
            <text:p>1.38777878078145E-17</text:p>
          </table:table-cell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73472347597681E-018" calcext:value-type="float">
            <text:p>1.73472347597681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3.46944695195361E-018" calcext:value-type="float">
            <text:p>3.46944695195361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108465320058926" calcext:value-type="float">
            <text:p>1.08465320058926E-1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154130930241081" calcext:value-type="float">
            <text:p>1.54130930241081E-1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11022302462516E-016" calcext:value-type="float">
            <text:p>1.11022302462516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8.67361737988404E-019" calcext:value-type="float">
            <text:p>8.67361737988404E-19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7.25019545268213E-015" calcext:value-type="float">
            <text:p>7.25019545268213E-15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0502426889697517" calcext:value-type="float">
            <text:p>5.02426889697517E-1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6.93889390390723E-018" calcext:value-type="float">
            <text:p>6.93889390390723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30104260698261E-018" calcext:value-type="float">
            <text:p>1.30104260698261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1.11022302462516E-016" calcext:value-type="float">
            <text:p>1.11022302462516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3.5527136788005E-015" calcext:value-type="float">
            <text:p>3.5527136788005E-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11022302462516E-016" calcext:value-type="float">
            <text:p>1.11022302462516E-16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16840434497101E-019" calcext:value-type="float">
            <text:p>2.16840434497101E-19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10085836458685" calcext:value-type="float">
            <text:p>9.10085836458685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805523116575133" calcext:value-type="float">
            <text:p>8.05523116575133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54010136224636" calcext:value-type="float">
            <text:p>9.54010136224636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60208521396521E-018" calcext:value-type="float">
            <text:p>2.60208521396521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548516765862261" calcext:value-type="float">
            <text:p>5.48516765862261E-1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16840434497101E-019" calcext:value-type="float">
            <text:p>2.16840434497101E-19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3.5527136788005E-015" calcext:value-type="float">
            <text:p>3.5527136788005E-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853285095636796" calcext:value-type="float">
            <text:p>8.53285095636796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849436322892928" calcext:value-type="float">
            <text:p>8.49436322892928E-10</text:p>
          </table:table-cell>
        </table:table-row>
        <table:table-row table:style-name="ro1" table:visibility="filter">
          <table:table-cell table:number-columns-repeated="2"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728731664884988" calcext:value-type="float">
            <text:p>7.28731664884988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84565653320851" calcext:value-type="float">
            <text:p>9.84565653320851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16840434497101E-018" calcext:value-type="float">
            <text:p>2.16840434497101E-18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197802733394037" calcext:value-type="float">
            <text:p>1.97802733394037E-12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.000000000000227373675443232" calcext:value-type="float">
            <text:p>2.27373675443232E-13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4.44089209850063E-016" calcext:value-type="float">
            <text:p>4.44089209850063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73472347597681E-018" calcext:value-type="float">
            <text:p>1.73472347597681E-18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qual_norm</text:p>
          </table:table-cell>
          <table:table-cell office:value-type="float" office:value="1.77635683940025E-015" calcext:value-type="float">
            <text:p>1.77635683940025E-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528938118674626" calcext:value-type="float">
            <text:p>5.28938118674626E-1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379259187160058" calcext:value-type="float">
            <text:p>3.79259187160058E-1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687875944758222" calcext:value-type="float">
            <text:p>6.87875944758222E-1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9.09228757901366E-018" calcext:value-type="float">
            <text:p>9.09228757901366E-18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14210854715202" calcext:value-type="float">
            <text:p>1.4210854715202E-1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02813187264923" calcext:value-type="float">
            <text:p>9.02813187264923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848322089483935" calcext:value-type="float">
            <text:p>8.48322089483935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3.4477629085039E-017" calcext:value-type="float">
            <text:p>3.4477629085039E-17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267029565776886" calcext:value-type="float">
            <text:p>2.67029565776886E-11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22044604925031E-016" calcext:value-type="float">
            <text:p>2.22044604925031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01643953670516E-020" calcext:value-type="float">
            <text:p>1.01643953670516E-2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462630458524369" calcext:value-type="float">
            <text:p>4.62630458524369E-11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0623405289581921" calcext:value-type="float">
            <text:p>6.23405289581921E-1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15219394085055" calcext:value-type="float">
            <text:p>1.5219394085055E-12</text:p>
          </table:table-cell>
        </table:table-row>
        <table:table-row table:style-name="ro1" table:visibility="filter"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598257160516794" calcext:value-type="float">
            <text:p>5.98257160516794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798719554883568" calcext:value-type="float">
            <text:p>7.98719554883568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54440219562942" calcext:value-type="float">
            <text:p>9.54440219562942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293820773917749" calcext:value-type="float">
            <text:p>2.93820773917749E-11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19584812323401" calcext:value-type="float">
            <text:p>9.19584812323401E-1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22044604925031E-016" calcext:value-type="float">
            <text:p>2.22044604925031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2.22044604925031E-016" calcext:value-type="float">
            <text:p>2.22044604925031E-1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77555756156289E-017" calcext:value-type="float">
            <text:p>2.77555756156289E-17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139977656229192" calcext:value-type="float">
            <text:p>1.39977656229192E-1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00094305862905E-015" calcext:value-type="float">
            <text:p>1.00094305862905E-1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93960847638734E-015" calcext:value-type="float">
            <text:p>1.93960847638734E-15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00541454053356143" calcext:value-type="float">
            <text:p>5.41454053356143E-14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34413225761155" calcext:value-type="float">
            <text:p>3.4413225761155E-1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76887017259381" calcext:value-type="float">
            <text:p>9.76887017259381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92545459055403" calcext:value-type="float">
            <text:p>9.92545459055403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697637367633956" calcext:value-type="float">
            <text:p>6.97637367633956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926059765323113" calcext:value-type="float">
            <text:p>9.26059765323113E-1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4.66293670342566E-015" calcext:value-type="float">
            <text:p>4.66293670342566E-1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014210854715202" calcext:value-type="float">
            <text:p>1.4210854715202E-14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00268445757876628" calcext:value-type="float">
            <text:p>2.68445757876628E-14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3.1869424831197E-019" calcext:value-type="float">
            <text:p>3.1869424831197E-19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9.4316400931348E-020" calcext:value-type="float">
            <text:p>9.4316400931348E-2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07239739359715E-018" calcext:value-type="float">
            <text:p>1.07239739359715E-18</text:p>
          </table:table-cell>
        </table:table-row>
        <table:table-row table:style-name="ro1" table:visibility="filter">
          <table:table-cell table:number-columns-repeated="2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4.19176620101859E-016" calcext:value-type="float">
            <text:p>4.19176620101859E-16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177142443822477" calcext:value-type="float">
            <text:p>1.77142443822477E-12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870507488134395" calcext:value-type="float">
            <text:p>8.70507488134395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56860722450521" calcext:value-type="float">
            <text:p>9.56860722450521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428517706019781" calcext:value-type="float">
            <text:p>4.28517706019781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84674917155903" calcext:value-type="float">
            <text:p>8.4674917155903E-1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22044604925031E-016" calcext:value-type="float">
            <text:p>2.22044604925031E-16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0.0000000000000308642000845794" calcext:value-type="float">
            <text:p>3.08642000845794E-14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4.16333634234434E-017" calcext:value-type="float">
            <text:p>4.16333634234434E-17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weighted</text:p>
          </table:table-cell>
          <table:table-cell office:value-type="float" office:value="5.55111512312578E-017" calcext:value-type="float">
            <text:p>5.55111512312578E-17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3.30545777291103E-016" calcext:value-type="float">
            <text:p>3.30545777291103E-16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7.97112651275632E-021" calcext:value-type="float">
            <text:p>7.97112651275632E-21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4.47918184282411E-024" calcext:value-type="float">
            <text:p>4.47918184282411E-24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2.1108129543077E-023" calcext:value-type="float">
            <text:p>2.1108129543077E-23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1.58150667009474E-020" calcext:value-type="float">
            <text:p>1.58150667009474E-2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5.40266066015455E-017" calcext:value-type="float">
            <text:p>5.40266066015455E-17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000520634592300806" calcext:value-type="float">
            <text:p>5.20634592300806E-1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698473086759257" calcext:value-type="float">
            <text:p>6.98473086759257E-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996352981970434" calcext:value-type="float">
            <text:p>9.96352981970434E-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580022409848958" calcext:value-type="float">
            <text:p>5.80022409848958E-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000085265128291212" calcext:value-type="float">
            <text:p>8.5265128291212E-14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qual_norm</text:p>
          </table:table-cell>
          <table:table-cell office:value-type="float" office:value="0.000000000116415321826935" calcext:value-type="float">
            <text:p>1.16415321826935E-1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weighted</text:p>
          </table:table-cell>
          <table:table-cell office:value-type="float" office:value="0.000000000668589382859738" calcext:value-type="float">
            <text:p>6.68589382859738E-10</text:p>
          </table:table-cell>
        </table:table-row>
      </table:table>
      <table:named-expressions/>
      <table:database-ranges>
        <table:database-range table:name="__Anonymous_Sheet_DB__0" table:target-range-address="table.A1:table.F273" table:display-filter-buttons="true">
          <table:filter>
            <table:filter-and>
              <table:filter-condition table:field-number="0" table:value="3" table:operator="="/>
              <table:filter-condition table:field-number="3" table:value="real" table:operator="="/>
              <table:filter-condition table:field-number="4" table:value="weighted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language="en" fo:country="NZ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6T19:06:11.971585101</dc:date>
    <meta:editing-duration>PT48S</meta:editing-duration>
    <meta:editing-cycles>1</meta:editing-cycles>
    <meta:document-statistic meta:table-count="1" meta:cell-count="1638" meta:object-count="0"/>
    <meta:generator>LibreOffice/6.4.0.3$Linux_X86_64 LibreOffice_project/40$Build-3</meta:generator>
  </office:meta>
</office:document-meta>
</file>